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Revisao.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end" style:justify-single-word="false"/>
      <style:text-properties style:font-name="Trebuchet MS" fo:font-size="8pt" fo:font-weight="bold" officeooo:paragraph-rsid="0009f158" style:font-size-asian="8pt" style:font-weight-asian="bold" style:font-size-complex="8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09f158"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rsid="00369246" officeooo:paragraph-rsid="0009f158" style:font-size-asian="8pt" style:font-weight-asian="normal" style:font-size-complex="8pt" style:font-weight-complex="normal"/>
    </style:style>
    <style:style style:name="P4"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09f158" style:font-size-asian="11pt" style:font-style-asian="italic" style:font-weight-asian="bold" style:font-size-complex="11pt" style:font-style-complex="italic" style:font-weight-complex="bold"/>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2f930" style:font-size-asian="9pt" style:font-style-asian="normal" style:font-weight-asian="normal" style:font-size-complex="9pt" style:font-style-complex="normal" style:font-weight-complex="normal"/>
    </style:style>
    <style:style style:name="P6" style:family="paragraph" style:parent-style-name="Standard">
      <style:paragraph-properties fo:text-align="center" style:justify-single-word="false"/>
      <style:text-properties style:font-name="Times New Roman" fo:font-size="12pt" officeooo:paragraph-rsid="000bd7a4" style:letter-kerning="true" style:font-size-asian="12pt"/>
    </style:style>
    <style:style style:name="P7" style:family="paragraph" style:parent-style-name="Standard">
      <style:paragraph-properties fo:text-align="center" style:justify-single-word="false"/>
      <style:text-properties style:font-name="Times New Roman" fo:font-size="12pt" fo:font-style="normal" officeooo:paragraph-rsid="0030e41b" style:letter-kerning="true" style:font-size-asian="12pt" style:font-style-asian="normal" style:font-style-complex="normal"/>
    </style:style>
    <style:style style:name="P8"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9"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0"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officeooo:paragraph-rsid="005133db" style:letter-kerning="true" style:font-style-asian="normal" style:font-weight-asian="normal" style:font-style-complex="normal" style:font-weight-complex="normal"/>
    </style:style>
    <style:style style:name="P11"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officeooo:paragraph-rsid="005133db"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5133db" style:letter-kerning="true" style:font-style-asian="normal" style:font-weight-asian="normal" style:font-style-complex="normal" style:font-weight-complex="normal"/>
    </style:style>
    <style:style style:name="P14"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0bd7a4" officeooo:paragraph-rsid="000bd7a4" style:letter-kerning="true" style:font-style-asian="normal" style:font-style-complex="normal"/>
    </style:style>
    <style:style style:name="P15"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0bd7a4" officeooo:paragraph-rsid="005133db" style:letter-kerning="true" style:font-style-asian="normal" style:font-style-complex="normal"/>
    </style:style>
    <style:style style:name="P16"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0bd7a4" officeooo:paragraph-rsid="005241f3" style:letter-kerning="true" style:font-style-asian="normal" style:font-style-complex="normal"/>
    </style:style>
    <style:style style:name="P17" style:family="paragraph" style:parent-style-name="Standard">
      <style:paragraph-properties fo:margin-top="0cm" fo:margin-bottom="0cm" loext:contextual-spacing="false" fo:text-align="start" style:justify-single-word="false" style:writing-mode="page">
        <style:tab-stops/>
      </style:paragraph-properties>
      <style:text-properties style:font-name="Times New Roman" fo:font-style="normal" fo:font-weight="bold" officeooo:rsid="0006b06b" officeooo:paragraph-rsid="005133db" style:letter-kerning="true" style:font-style-asian="normal" style:font-weight-asian="bold" style:font-style-complex="normal" style:font-weight-complex="bold"/>
    </style:style>
    <style:style style:name="P18" style:family="paragraph" style:parent-style-name="Standard" style:list-style-name="L1">
      <style:paragraph-properties fo:margin-left="1.27cm" fo:margin-right="0cm" fo:margin-top="0cm" fo:margin-bottom="0.25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9"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officeooo:paragraph-rsid="005241f3" style:letter-kerning="true" style:font-size-asian="12pt" style:font-weight-asian="bold" style:font-weight-complex="bold"/>
    </style:style>
    <style:style style:name="P20"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officeooo:paragraph-rsid="006dc937" style:letter-kerning="true"/>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0f243b"/>
    </style:style>
    <style:style style:name="T3" style:family="text">
      <style:text-properties officeooo:rsid="0013e2d2"/>
    </style:style>
    <style:style style:name="T4" style:family="text">
      <style:text-properties officeooo:rsid="005133db"/>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ssunto: " text:name="Assunto"/>
        <text:user-field-decl office:value-type="string" office:string-value="Agência da Previdência Social Belo Horizonte Sul" text:name="LocalTrabalho"/>
        <text:user-field-decl office:value-type="string" office:string-value="teste" text:name="Requerente"/>
        <text:user-field-decl office:value-type="string" office:string-value="0.000.000.001-2" text:name="Inscricao"/>
        <text:user-field-decl office:value-type="string" office:string-value="000.000.001-2" text:name="Beneficio"/>
        <text:user-field-decl office:value-type="string" office:string-value="Agência da Previdência Social Belo Horizonte Sul - situada na R. Guaicurus, 312, 2º andar, B. Centro - CEP: 30.111-060" text:name="EnderecoRecurso"/>
        <text:user-field-decl office:value-type="string" office:string-value="01/08/2007" text:name="DataPrescricao"/>
        <text:user-field-decl office:value-type="string" office:string-value="15/06/2017" text:name="DataEntrada"/>
      </text:user-field-decls>
      <draw:line text:anchor-type="page" text:anchor-page-number="1" draw:z-index="0" draw:style-name="gr1" draw:text-style-name="P21" svg:x1="0cm" svg:y1="14.85cm" svg:x2="0.701cm" svg:y2="14.85cm">
        <text:p/>
      </draw:line>
      <text:p text:style-name="P17"><text:user-field-get text:name="LocalTrabalho">Agência da Previdência Social Belo Horizonte Sul</text:user-field-get></text:p>
      <text:p text:style-name="P8">Belo Horizonte, <text:date style:data-style-name="N76" text:date-value="2017-06-15T19:31:22.887000124">15 de junho de 2017</text:date>.</text:p>
      <text:p text:style-name="P11">A Sua Senhoria o(a) Senhor(a)</text:p>
      <text:p text:style-name="P13"><text:user-field-get text:name="Requerente">teste</text:user-field-get></text:p>
      <text:p text:style-name="P12">NIT: <text:user-field-get text:name="Inscricao">0.000.000.001-2</text:user-field-get></text:p>
      <text:p text:style-name="P9"><text:user-field-get text:name="Assunto">Assunto: </text:user-field-get><text:span text:style-name="T1"><text:text-input text:description="Assunto">Resultado da Revisão de Benefício</text:text-input></text:span></text:p>
      <text:p text:style-name="P10"><text:span text:style-name="T4">Ref</text:span>: <text:user-field-get text:name="Beneficio">000.000.001-2</text:user-field-get></text:p>
      <text:list xml:id="list824175353" text:style-name="L1">
        <text:list-header>
          <text:p text:style-name="P18">Prezado(a) Senhor(a),</text:p>
        </text:list-header>
      </text:list>
      <text:p text:style-name="P15">Em atenção a sua solicitação de revisão de benefício apresentad<text:span text:style-name="T3">a</text:span> no dia <text:user-field-get text:name="DataEntrada">15/06/2017</text:user-field-get>, informamos que não foi reconhecido o direito à revisão considerando a decadência do direito a revisão do ato de concessão do benefício ocorrido em <text:user-field-get text:name="DataPrescricao">01/08/2007</text:user-field-get>.</text:p>
      <text:p text:style-name="P14">De acordo com o art. 103 da Lei 8.213 de 24 de Julho de 1991 e alterações é de dez anos o prazo de decadência de todo e qualquer direito ou ação do segurado para revisão do ato de concessão do benefício.</text:p>
      <text:p text:style-name="P14">Desta decisão poderá ser interposto <text:tab/>recurso à Junta de Recursos da Previdência Social, dentro do prazo de 30 (trinta) dias, contados da data do recebimento da presente comunicação.</text:p>
      <text:p text:style-name="P16">O recurso deverá ser protocolado na <text:user-field-get text:name="EnderecoRecurso">Agência da Previdência Social Belo Horizonte Sul - situada na R. Guaicurus, 312, 2º andar, B. Centro - CEP: 30.111-060</text:user-field-get><text:span text:style-name="T2"> </text:span>– Belo Horizonte/MG, no horário de 07:00 as 17:00, pessoalmente ou via representante legal, no <text:span text:style-name="T1">setor de revisão e recurso, mediante agendamento prévio</text:span>.</text:p>
      <text:p text:style-name="P20">Atenciosamente,</text:p>
      <text:p text:style-name="P19"><text:author-name text:fixed="false">Douglas Rodrigues de Almeida</text:author-name></text:p>
      <text:p text:style-name="P6">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8pt" fo:font-weight="bold" officeooo:paragraph-rsid="0009f158" style:font-size-asian="8pt" style:font-weight-asian="bold" style:font-size-complex="8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09f158"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rsid="00369246" officeooo:paragraph-rsid="0009f158" style:font-size-asian="8pt" style:font-weight-asian="normal" style:font-size-complex="8pt" style:font-weight-complex="normal"/>
    </style:style>
    <style:style style:name="MP4"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09f158" style:font-size-asian="11pt" style:font-style-asian="italic" style:font-weight-asian="bold" style:font-size-complex="11pt" style:font-style-complex="italic" style:font-weight-complex="bold"/>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2f930"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1"/>
        <text:p text:style-name="MP3"><draw:frame draw:style-name="Mfr1" draw:name="Logotipo" text:anchor-type="paragraph" svg:y="0.6cm" svg:width="2.032cm" svg:height="2.032cm" draw:z-index="1"><draw:image xlink:href="Pictures/10000000000000F0000000F013D63E61E3BDED3E.png" xlink:type="simple" xlink:show="embed" xlink:actuate="onLoad"/></draw:frame>INSTITUTO NACIONAL DO SEGURO SOCIAL</text:p>
      </style:header>
      <style:footer>
        <text:user-field-decls>
          <text:user-field-decl office:value-type="string" office:string-value="APS BH Sul - R. Guaicurus, 312, 2º andar, B. Centro - CEP: 30.111-060" text:name="EnderecoEmissor"/>
        </text:user-field-decls>
        <text:p text:style-name="MP4">Proteção para o trabalhador e sua família</text:p>
        <text:p text:style-name="MP5"><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06-08-17T15:36:21</meta:creation-date>
    <dc:date>2017-06-15T19:31:22.549000000</dc:date>
    <dc:language>pt-BR</dc:language>
    <meta:editing-cycles>267</meta:editing-cycles>
    <meta:editing-duration>PT23H31M52S</meta:editing-duration>
    <dc:title>Resultado da revisão de benefício</dc:title>
    <dc:description>Integrante do Modelos de Documentos 2017.</dc:description>
    <dc:creator>Douglas Rodrigues de Almeida</dc:creator>
    <meta:document-statistic meta:table-count="0" meta:image-count="1" meta:object-count="0" meta:page-count="1" meta:paragraph-count="19" meta:word-count="227" meta:character-count="1383" meta:non-whitespace-character-count="1175"/>
    <meta:user-defined meta:name="Versão">4.0</meta:user-defined>
  </office:meta>
</office:document-meta>
</file>

<file path=Basic/Standard/Modulo.xml><?xml version="1.0" encoding="utf-8"?>
<!DOCTYPE module  PUBLIC '-//OpenOffice.org//DTD OfficeDocument 1.0//EN'  'module.dtd'>
<script:module xmlns:script="http://openoffice.org/2000/script" script:name="Modulo" script:language="StarBasic" script:moduleType="normal">REM  *****  CARTA DE INDEFERIMENTO  *****	

Public Dlg As Object

Type DadosCarta
	APSEmitente as String
	APSEndereco as String
	Requerente as String
	NIT as String
	Beneficio as String
	DataPrescricao as String
	DER as String
end Type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Function CalcularPrescricao(DataDIB as String, DataPgto as String)
	Dim Info as String
	Dim DataInicio as String

	DataInicio = DateAdd("m", 1, DataPgto)
	DataInicio = DateAdd("d", -1 * Day(DataInicio) + 1, DataInicio)

	Info = Year(DataDIB)
	if Info &lt; 1999 then
		DataInicio = "01/08/1997"
	elseif Info = 1999 then
		Info = Month(DataDIB)
		if Info &lt; 05 then
			DataInicio = "01/08/1997"
		elseif Info = 06 then
			Info = Day(DataDIB)
			if Info &lt; 28 then
				DataInicio = "01/08/1997"
			endif
		endif
	endif	
	CalcularPrescricao = DateAdd("yyyy", 10, DataInicio)
End Function

Sub ConfigDataHoje(ByVal DateControl as Object)
	strData = CDateToIso(Date())
	Data = createUnoStruct("com.sun.star.util.Date")
	Data.Year = cInt(left(strData, 4))
	Data.Month = cInt(mid(strData, 5, 2))
	Data.Day = cInt(right(strData, 2))
	DateControl.Date = Data
	DateControl.Text = Date()
End Sub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GerarDocumento(Dados as DadosCarta)
	Dim LocalTrabalho as String
	Dim EnderecoEmitente as String
	Dim EnderecoRecurso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DataEntrada") then
	       oTextfieldMaster.Content = Dados.DER
	     elseif oTextfieldMaster.InstanceName =("com.sun.star.text.fieldmaster.User.DataPrescricao") then
	       oTextfieldMaster.Content = Dados.DataPrescrica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
   GlobalScope.BasicLibraries.LoadLibrary("Tools")
   DispatchSlot(5504)
End Sub

Sub Centralizar(Dialogo as Object)
	Janela = ThisComponent.CurrentController.Frame.ContainerWindow
	Posicao = Janela.getPosSize()

	NovoX = Posicao.Width / 2 - Dlg.Size.Width / 2
	NovoY = Posicao.Height / 2 - Dlg.Size.Height / 2
	Dlg.setPosSize(NovoX, NovoY, Dlg.Size.Width, Dlg.Size.Height, 15)
End Sub

Sub PreencherListBox(Lista() as String, ByVal ListBox as Object, SelectedID as Integer)
	Dim i, j as Integer

	for i = LBound(Lista) to UBound(Lista)
		j = ListBox.getItemCount()
		ListBox.addItem(Lista(i), j)
	Next i
	ListBox.selectItemPos(SelectedID, True)
End Sub

Sub ValidarDados()
	if Len(Dlg.GetControl("editNome").Model.Text) = 0 then
	  	MsgBox("O nome do titular do benefício não foi informado. Informe seu nome e tente novamente.", 0+16, "Erro")
	  	Exit Sub
	Endif
	if Len(Dlg.GetControl("editNIT").Model.Text) = 0 then
	  	MsgBox("O NIT do titular do benefício não foi informado. Informe seu NIT e tente novamente.", 0+16, "Erro")
	  	Exit Sub
	Endif
	if Len(Dlg.GetControl("editBeneficio").Model.Text) = 0 then
	  	MsgBox("O número do benefício não foi informado. Informe seu benefício e tente novamente.", 0+16, "Erro")
	  	Exit Sub
	Endif
	if Len(Dlg.GetControl("dateDER").Model.Text) = 0 then
	  	MsgBox("A DER da revisão não foi informada. Informe a DER da revisão e tente novamente.", 0+16, "Erro")
	  	Exit Sub
	Endif
	if Len(Dlg.GetControl("dateDIB").Model.Text) = 0 then
	  	MsgBox("A DIB não foi informada. Informe a DIB e tente novamente.", 0+16, "Erro")
	  	Exit Sub
	Endif
	if Len(Dlg.GetControl("datePgto").Model.Text) = 0 then
	  	MsgBox("A data do primeito pagamento não foi informada. Informe a data do primeiro pagamento e tente novamente.", 0+16, "Erro")
	  	Exit Sub
	Endif
	  	
	Dlg.endDialog(1)
End Sub

Sub Main
	Dim APSNome(9) as String
	Dim APSRua(9) as String
	Dim APSBairro(9) as String
	Dim APSCEP(9) as String
	Dim ListBox as Object
	Dim DateControl as Object
	Dim varAPSID as Integer
	Dim varDados as DadosCarta

	InicializarArrays(APSNome, APSRua, APSBairro, APSCEP)
	DialogLibraries.LoadLibrary("Standard")
	Dlg = CreateUnoDialog(DialogLibraries.Standard.CartaRevisao)
	Centralizar(Dlg)
	ListBox = Dlg.GetControl("listaAPS")
	PreencherListBox(APSNome, ListBox, 6)
	DateControl = Dlg.GetControl("dateDER")
	ConfigDataHoje(DateControl)
	Select Case Dlg.Execute()
	Case 1
		varAPSID = Dlg.GetControl("listaAPS").getSelectedItemPos()
		varDados.APSEmitente = APSNome(varAPSID)
		varDados.APSEndereco = APSRua(varAPSID) &amp; ", " &amp; APSBairro(varAPSID) &amp; " - CEP: " &amp; APSCEP(varAPSID)
		varDados.Nit = Dlg.GetControl("editNIT").Text()
		varDados.Beneficio = Dlg.GetControl("editBeneficio").Text()
		varDados.Requerente = Dlg.GetControl("editNome").Text()
		varDados.DER = Dlg.GetControl("dateDER").Text()
		varDados.DataPrescricao = CalcularPrescricao(Dlg.GetControl("dateDIB").Text(), Dlg.GetControl("datePgto").Text())
		if Dlg.GetControl("checNaoImprimir").State = 0 then
			bImprimir = true
		else
			bImprimir = false
		endif
		G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Revisao.xml><?xml version="1.0" encoding="utf-8"?>
<!DOCTYPE window  PUBLIC '-//OpenOffice.org//DTD OfficeDocument 1.0//EN'  'dialog.dtd'>
<dlg:window xmlns:dlg="http://openoffice.org/2000/dialog" xmlns:script="http://openoffice.org/2000/script" dlg:id="CartaRevisao" dlg:left="95" dlg:top="7" dlg:width="152" dlg:height="218" dlg:closeable="true" dlg:moveable="true" dlg:title="Indeferimento da revisão por decadência">
  <dlg:styles>
    <dlg:style dlg:style-id="0" dlg:font-weight="150"/>
  </dlg:styles>
  <dlg:bulletinboard>
    <dlg:titledbox dlg:style-id="0" dlg:id="FrameControl1" dlg:tab-index="10" dlg:left="3" dlg:top="2" dlg:width="146" dlg:height="28">
      <dlg:title dlg:value="Seu local de trabalho"/>
    </dlg:titledbox>
    <dlg:titledbox dlg:style-id="0" dlg:id="FrameControl2" dlg:tab-index="11" dlg:left="3" dlg:top="33" dlg:width="146" dlg:height="71">
      <dlg:title dlg:value="Requerente"/>
    </dlg:titledbox>
    <dlg:text dlg:id="Label1" dlg:tab-index="12" dlg:left="10" dlg:top="42" dlg:width="19" dlg:height="9" dlg:value="Nome:"/>
    <dlg:text dlg:id="Label2" dlg:tab-index="13" dlg:left="10" dlg:top="73" dlg:width="19" dlg:height="9" dlg:value="NIT:"/>
    <dlg:text dlg:id="Label3" dlg:tab-index="14" dlg:left="79" dlg:top="73" dlg:width="39" dlg:height="9" dlg:value="Benefício:"/>
    <dlg:titledbox dlg:style-id="0" dlg:id="FrameControl3" dlg:tab-index="16" dlg:left="3" dlg:top="107" dlg:width="146" dlg:height="70">
      <dlg:title dlg:value="Dados da revisão"/>
    </dlg:titledbox>
    <dlg:text dlg:id="Label4" dlg:tab-index="17" dlg:left="10" dlg:top="116" dlg:width="41" dlg:height="9" dlg:value="DER Revisão:"/>
    <dlg:text dlg:id="Label5" dlg:tab-index="18" dlg:left="9" dlg:top="147" dlg:width="18" dlg:height="9" dlg:value="DIB:"/>
    <dlg:text dlg:id="Label6" dlg:tab-index="19" dlg:left="80" dlg:top="147" dlg:width="67" dlg:height="9" dlg:value="Data do 1º pagamento:"/>
    <dlg:textfield dlg:id="editNome" dlg:tab-index="1" dlg:left="10" dlg:top="52" dlg:width="135" dlg:height="14"/>
    <dlg:formattedfield dlg:id="editNIT" dlg:tab-index="2" dlg:left="10" dlg:top="83" dlg:width="65" dlg:height="14" dlg:format-code="0&quot;.&quot;000&quot;.&quot;000&quot;.&quot;000&quot;-&quot;0" dlg:format-locale="en;US"/>
    <dlg:formattedfield dlg:id="editBeneficio" dlg:tab-index="3" dlg:left="79" dlg:top="83" dlg:width="65" dlg:height="14" dlg:format-code="000&quot;.&quot;000&quot;.&quot;000&quot;-&quot;0" dlg:format-locale="en;US"/>
    <dlg:datefield dlg:id="dateDER" dlg:tab-index="4" dlg:left="10" dlg:top="126" dlg:width="65" dlg:height="14" dlg:strict-format="true" dlg:date-format="short_DDMMYYYY" dlg:spin="true" dlg:dropdown="true"/>
    <dlg:datefield dlg:id="dateDIB" dlg:tab-index="5" dlg:left="9" dlg:top="157" dlg:width="65" dlg:height="14" dlg:date-format="short_DDMMYYYY" dlg:spin="true" dlg:dropdown="true"/>
    <dlg:button dlg:id="btoDica" dlg:tab-index="15" dlg:left="4" dlg:top="196" dlg:width="16" dlg:height="14" dlg:help-text="Dica" dlg:tabstop="false" dlg:image-position="left-center" dlg:image-align="left" dlg:grab-focus="false">
      <script:event script:event-name="on-performaction" script:macro-name="vnd.sun.star.script:Standard.Modulo.BotaoDicaClicar?language=Basic&amp;location=document" script:language="Script"/>
    </dlg:button>
    <dlg:checkbox dlg:id="checNaoImprimir" dlg:tab-index="7" dlg:left="4" dlg:top="181" dlg:width="131" dlg:height="8" dlg:value="Não imprimir documento diretamente" dlg:checked="false"/>
    <dlg:button dlg:id="btoOK" dlg:tab-index="8" dlg:left="54" dlg:top="196" dlg:width="45" dlg:height="16" dlg:default="true" dlg:value="OK">
      <script:event script:event-name="on-performaction" script:macro-name="vnd.sun.star.script:Standard.Modulo.ValidarDados?language=Basic&amp;location=document" script:language="Script"/>
    </dlg:button>
    <dlg:button dlg:id="btoCancelar" dlg:tab-index="9" dlg:left="103" dlg:top="196" dlg:width="45" dlg:height="16" dlg:value="Cancelar" dlg:button-type="cancel"/>
    <dlg:menulist dlg:id="listaAPS" dlg:tab-index="0" dlg:left="10" dlg:top="11" dlg:width="135" dlg:height="14" dlg:page="1" dlg:spin="true"/>
    <dlg:datefield dlg:id="datePgto" dlg:tab-index="6" dlg:left="80" dlg:top="157" dlg:width="65" dlg:height="14" dlg:date-format="short_DDMMYYYY" dlg:spin="true" dlg:dropdow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Revisao"/>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